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349375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1.77270833333333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5.476875cm" style:use-optimal-column-width="true"/>
    </style:style>
    <style:style style:name="co10" style:family="table-column">
      <style:table-column-properties fo:break-before="auto" style:column-width="4.048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2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b_D</text:p>
          </table:table-cell>
          <table:table-cell office:value-type="string" table:style-name="ce1">
            <text:p>Prob_DE</text:p>
          </table:table-cell>
          <table:table-cell office:value-type="string" table:style-name="ce1">
            <text:p>Prob_DA</text:p>
          </table:table-cell>
          <table:table-cell office:value-type="string" table:style-name="ce1">
            <text:p>Prob_DAB</text:p>
          </table:table-cell>
          <table:table-cell office:value-type="string" table:style-name="ce1">
            <text:p>Prob_DEA</text:p>
          </table:table-cell>
          <table:table-cell office:value-type="string" table:style-name="ce1">
            <text:p>Prob_DEB</text:p>
          </table:table-cell>
          <table:table-cell office:value-type="string" table:style-name="ce1">
            <text:p>Prob_DEAB</text:p>
          </table:table-cell>
          <table:table-cell office:value-type="string" table:style-name="ce1">
            <text:p>Prob_Full_E</text:p>
          </table:table-cell>
          <table:table-cell office:value-type="string" table:style-name="ce1">
            <text:p>Prob_Full_A</text:p>
          </table:table-cell>
          <table:table-cell office:value-type="string" table:style-name="ce1">
            <text:p>Prob_Full_B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50030799999999997" table:style-name="ce1">
            <text:p>0,500308</text:p>
          </table:table-cell>
          <table:table-cell office:value-type="float" office:value="0.49969200000000003" table:style-name="ce1">
            <text:p>0,499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030799999999997" table:style-name="ce1">
            <text:p>0,500308</text:p>
          </table:table-cell>
          <table:table-cell office:value-type="float" office:value="0.49969200000000003" table:style-name="ce1">
            <text:p>0,49969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595900000000002" table:style-name="ce1">
            <text:p>0,475959</text:p>
          </table:table-cell>
          <table:table-cell office:value-type="float" office:value="0" table:style-name="ce1">
            <text:p>0</text:p>
          </table:table-cell>
          <table:table-cell office:value-type="float" office:value="0.52404099999999998" table:style-name="ce1">
            <text:p>0,524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404099999999998" table:style-name="ce1">
            <text:p>0,5240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948799999999999" table:style-name="ce1">
            <text:p>0,439488</text:p>
          </table:table-cell>
          <table:table-cell office:value-type="float" office:value="1.8291999999999999E-2" table:style-name="ce1">
            <text:p>0,018292</text:p>
          </table:table-cell>
          <table:table-cell office:value-type="float" office:value="0.54222000000000004" table:style-name="ce1">
            <text:p>0,542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222000000000004" table:style-name="ce1">
            <text:p>0,54222</text:p>
          </table:table-cell>
          <table:table-cell office:value-type="float" office:value="1" table:style-name="ce1">
            <text:p>1</text:p>
          </table:table-cell>
          <table:table-cell office:value-type="float" office:value="1.8291999999999999E-2" table:style-name="ce1">
            <text:p>0,018292</text:p>
          </table:table-cell>
          <table:table-cell table:style-name="ce1">
            <draw:frame xmlns:presentation="urn:oasis:names:tc:opendocument:xmlns:presentation:1.0" draw:z-index="2" draw:id="id1" draw:style-name="a1" draw:name="Graphique 1" svg:x="0.43937in" svg:y="0.16929in" svg:width="5.69606in" svg:height="2.8889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690300000000003" table:style-name="ce1">
            <text:p>0,356903</text:p>
          </table:table-cell>
          <table:table-cell office:value-type="float" office:value="0.228821" table:style-name="ce1">
            <text:p>0,228821</text:p>
          </table:table-cell>
          <table:table-cell office:value-type="float" office:value="0.38950499999999999" table:style-name="ce1">
            <text:p>0,389505</text:p>
          </table:table-cell>
          <table:table-cell office:value-type="float" office:value="0" table:style-name="ce1">
            <text:p>0</text:p>
          </table:table-cell>
          <table:table-cell office:value-type="float" office:value="2.4771000000000001E-2" table:style-name="ce1">
            <text:p>0,024771</text:p>
          </table:table-cell>
          <table:table-cell office:value-type="float" office:value="0.41427599999999998" table:style-name="ce1">
            <text:p>0,414276</text:p>
          </table:table-cell>
          <table:table-cell office:value-type="float" office:value="1" table:style-name="ce1">
            <text:p>1</text:p>
          </table:table-cell>
          <table:table-cell office:value-type="float" office:value="0.25359199999999998" table:style-name="ce1">
            <text:p>0,253592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492799999999998" table:style-name="ce1">
            <text:p>0,434928</text:p>
          </table:table-cell>
          <table:table-cell office:value-type="float" office:value="0.45394600000000002" table:style-name="ce1">
            <text:p>0,453946</text:p>
          </table:table-cell>
          <table:table-cell office:value-type="float" office:value="5.3107000000000001E-2" table:style-name="ce1">
            <text:p>0,053107</text:p>
          </table:table-cell>
          <table:table-cell office:value-type="float" office:value="0" table:style-name="ce1">
            <text:p>0</text:p>
          </table:table-cell>
          <table:table-cell office:value-type="float" office:value="5.7703999999999998E-2" table:style-name="ce1">
            <text:p>0,057704</text:p>
          </table:table-cell>
          <table:table-cell office:value-type="float" office:value="0.11081100000000001" table:style-name="ce1">
            <text:p>0,110811</text:p>
          </table:table-cell>
          <table:table-cell office:value-type="float" office:value="0.99968500000000005" table:style-name="ce1">
            <text:p>0,999685</text:p>
          </table:table-cell>
          <table:table-cell office:value-type="float" office:value="0.51165000000000005" table:style-name="ce1">
            <text:p>0,51165</text:p>
          </table:table-cell>
          <table:table-cell table:number-columns-repeated="16374"/>
        </table:table-row>
        <table:table-row table:style-name="ro1">
          <table:table-cell office:value-type="float" office:value="1.7799999999999999E-4" table:style-name="ce1">
            <text:p>0,000178</text:p>
          </table:table-cell>
          <table:table-cell office:value-type="float" office:value="0" table:style-name="ce1">
            <text:p>0</text:p>
          </table:table-cell>
          <table:table-cell office:value-type="float" office:value="0.30268499999999998" table:style-name="ce1">
            <text:p>0,302685</text:p>
          </table:table-cell>
          <table:table-cell office:value-type="float" office:value="0.63988999999999996" table:style-name="ce1">
            <text:p>0,63989</text:p>
          </table:table-cell>
          <table:table-cell office:value-type="float" office:value="5.4900000000000001E-4" table:style-name="ce1">
            <text:p>0,000549</text:p>
          </table:table-cell>
          <table:table-cell office:value-type="float" office:value="5.1599999999999997E-4" table:style-name="ce1">
            <text:p>0,000516</text:p>
          </table:table-cell>
          <table:table-cell office:value-type="float" office:value="1.9119000000000001E-2" table:style-name="ce1">
            <text:p>0,019119</text:p>
          </table:table-cell>
          <table:table-cell office:value-type="float" office:value="2.0184000000000001E-2" table:style-name="ce1">
            <text:p>0,020184</text:p>
          </table:table-cell>
          <table:table-cell office:value-type="float" office:value="0.96224299999999996" table:style-name="ce1">
            <text:p>0,962243</text:p>
          </table:table-cell>
          <table:table-cell office:value-type="float" office:value="0.65952500000000003" table:style-name="ce1">
            <text:p>0,659525</text:p>
          </table:table-cell>
          <table:table-cell table:number-columns-repeated="16374"/>
        </table:table-row>
        <table:table-row table:style-name="ro1">
          <table:table-cell office:value-type="float" office:value="2.9485000000000001E-2" table:style-name="ce1">
            <text:p>0,029485</text:p>
          </table:table-cell>
          <table:table-cell office:value-type="float" office:value="3.0800000000000001E-4" table:style-name="ce1">
            <text:p>0,000308</text:p>
          </table:table-cell>
          <table:table-cell office:value-type="float" office:value="0.157725" table:style-name="ce1">
            <text:p>0,157725</text:p>
          </table:table-cell>
          <table:table-cell office:value-type="float" office:value="0.65308100000000002" table:style-name="ce1">
            <text:p>0,653081</text:p>
          </table:table-cell>
          <table:table-cell office:value-type="float" office:value="1.7780000000000001E-3" table:style-name="ce1">
            <text:p>0,001778</text:p>
          </table:table-cell>
          <table:table-cell office:value-type="float" office:value="1.7949999999999999E-3" table:style-name="ce1">
            <text:p>0,001795</text:p>
          </table:table-cell>
          <table:table-cell office:value-type="float" office:value="2.9380000000000001E-3" table:style-name="ce1">
            <text:p>0,002938</text:p>
          </table:table-cell>
          <table:table-cell office:value-type="float" office:value="6.8190000000000004E-3" table:style-name="ce1">
            <text:p>0,006819</text:p>
          </table:table-cell>
          <table:table-cell office:value-type="float" office:value="0.81552199999999997" table:style-name="ce1">
            <text:p>0,815522</text:p>
          </table:table-cell>
          <table:table-cell office:value-type="float" office:value="0.65781400000000001" table:style-name="ce1">
            <text:p>0,657814</text:p>
          </table:table-cell>
          <table:table-cell table:number-columns-repeated="16374"/>
        </table:table-row>
        <table:table-row table:style-name="ro1">
          <table:table-cell office:value-type="float" office:value="0.17766699999999999" table:style-name="ce1">
            <text:p>0,177667</text:p>
          </table:table-cell>
          <table:table-cell office:value-type="float" office:value="1.451E-3" table:style-name="ce1">
            <text:p>0,001451</text:p>
          </table:table-cell>
          <table:table-cell office:value-type="float" office:value="0.198078" table:style-name="ce1">
            <text:p>0,198078</text:p>
          </table:table-cell>
          <table:table-cell office:value-type="float" office:value="0.460538" table:style-name="ce1">
            <text:p>0,460538</text:p>
          </table:table-cell>
          <table:table-cell office:value-type="float" office:value="1.8959999999999999E-3" table:style-name="ce1">
            <text:p>0,001896</text:p>
          </table:table-cell>
          <table:table-cell office:value-type="float" office:value="1.5629999999999999E-3" table:style-name="ce1">
            <text:p>0,001563</text:p>
          </table:table-cell>
          <table:table-cell office:value-type="float" office:value="4.0700000000000003E-4" table:style-name="ce1">
            <text:p>0,000407</text:p>
          </table:table-cell>
          <table:table-cell office:value-type="float" office:value="5.3169999999999997E-3" table:style-name="ce1">
            <text:p>0,005317</text:p>
          </table:table-cell>
          <table:table-cell office:value-type="float" office:value="0.66091900000000003" table:style-name="ce1">
            <text:p>0,660919</text:p>
          </table:table-cell>
          <table:table-cell office:value-type="float" office:value="0.46250799999999997" table:style-name="ce1">
            <text:p>0,462508</text:p>
          </table:table-cell>
          <table:table-cell table:number-columns-repeated="16374"/>
        </table:table-row>
        <table:table-row table:style-name="ro1">
          <table:table-cell office:value-type="float" office:value="0.373751" table:style-name="ce1">
            <text:p>0,373751</text:p>
          </table:table-cell>
          <table:table-cell office:value-type="float" office:value="2.6020000000000001E-3" table:style-name="ce1">
            <text:p>0,002602</text:p>
          </table:table-cell>
          <table:table-cell office:value-type="float" office:value="0.25101600000000002" table:style-name="ce1">
            <text:p>0,251016</text:p>
          </table:table-cell>
          <table:table-cell office:value-type="float" office:value="0.18815200000000001" table:style-name="ce1">
            <text:p>0,188152</text:p>
          </table:table-cell>
          <table:table-cell office:value-type="float" office:value="8.3500000000000002E-4" table:style-name="ce1">
            <text:p>0,000835</text:p>
          </table:table-cell>
          <table:table-cell office:value-type="float" office:value="3.1100000000000002E-4" table:style-name="ce1">
            <text:p>0,000311</text:p>
          </table:table-cell>
          <table:table-cell office:value-type="float" office:value="6.2000000000000003E-5" table:style-name="ce1">
            <text:p>0,000062</text:p>
          </table:table-cell>
          <table:table-cell office:value-type="float" office:value="3.81E-3" table:style-name="ce1">
            <text:p>0,00381</text:p>
          </table:table-cell>
          <table:table-cell office:value-type="float" office:value="0.44006499999999998" table:style-name="ce1">
            <text:p>0,440065</text:p>
          </table:table-cell>
          <table:table-cell office:value-type="float" office:value="0.188525" table:style-name="ce1">
            <text:p>0,188525</text:p>
          </table:table-cell>
          <table:table-cell table:number-columns-repeated="16374"/>
        </table:table-row>
        <table:table-row table:style-name="ro1">
          <table:table-cell office:value-type="float" office:value="0.56921999999999995" table:style-name="ce1">
            <text:p>0,56922</text:p>
          </table:table-cell>
          <table:table-cell office:value-type="float" office:value="2.2799999999999999E-3" table:style-name="ce1">
            <text:p>0,00228</text:p>
          </table:table-cell>
          <table:table-cell office:value-type="float" office:value="0.21900500000000001" table:style-name="ce1">
            <text:p>0,219005</text:p>
          </table:table-cell>
          <table:table-cell office:value-type="float" office:value="6.3327999999999995E-2" table:style-name="ce1">
            <text:p>0,063328</text:p>
          </table:table-cell>
          <table:table-cell office:value-type="float" office:value="1.075E-3" table:style-name="ce1">
            <text:p>0,001075</text:p>
          </table:table-cell>
          <table:table-cell office:value-type="float" office:value="2.0000000000000002E-5" table:style-name="ce1">
            <text:p>0,00002</text:p>
          </table:table-cell>
          <table:table-cell office:value-type="float" office:value="4.1E-5" table:style-name="ce1">
            <text:p>0,000041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28344900000000001" table:style-name="ce1">
            <text:p>0,283449</text:p>
          </table:table-cell>
          <table:table-cell office:value-type="float" office:value="6.3389000000000001E-2" table:style-name="ce1">
            <text:p>0,063389</text:p>
          </table:table-cell>
          <table:table-cell table:number-columns-repeated="16374"/>
        </table:table-row>
        <table:table-row table:style-name="ro1">
          <table:table-cell office:value-type="float" office:value="0.68703999999999998" table:style-name="ce1">
            <text:p>0,68704</text:p>
          </table:table-cell>
          <table:table-cell office:value-type="float" office:value="4.1910000000000003E-2" table:style-name="ce1">
            <text:p>0,04191</text:p>
          </table:table-cell>
          <table:table-cell office:value-type="float" office:value="0.13092500000000001" table:style-name="ce1">
            <text:p>0,130925</text:p>
          </table:table-cell>
          <table:table-cell office:value-type="float" office:value="0.115567" table:style-name="ce1">
            <text:p>0,115567</text:p>
          </table:table-cell>
          <table:table-cell office:value-type="float" office:value="8.4699999999999999E-4" table:style-name="ce1">
            <text:p>0,000847</text:p>
          </table:table-cell>
          <table:table-cell office:value-type="float" office:value="4.3000000000000002E-5" table:style-name="ce1">
            <text:p>0,000043</text:p>
          </table:table-cell>
          <table:table-cell office:value-type="float" office:value="3.1999999999999999E-5" table:style-name="ce1">
            <text:p>0,000032</text:p>
          </table:table-cell>
          <table:table-cell office:value-type="float" office:value="4.2832000000000002E-2" table:style-name="ce1">
            <text:p>0,042832</text:p>
          </table:table-cell>
          <table:table-cell office:value-type="float" office:value="0.24737100000000001" table:style-name="ce1">
            <text:p>0,247371</text:p>
          </table:table-cell>
          <table:table-cell office:value-type="float" office:value="0.11564199999999999" table:style-name="ce1">
            <text:p>0,115642</text:p>
          </table:table-cell>
          <table:table-cell table:number-columns-repeated="16374"/>
        </table:table-row>
        <table:table-row table:style-name="ro1">
          <table:table-cell office:value-type="float" office:value="0.72259399999999996" table:style-name="ce1">
            <text:p>0,722594</text:p>
          </table:table-cell>
          <table:table-cell office:value-type="float" office:value="8.123E-3" table:style-name="ce1">
            <text:p>0,008123</text:p>
          </table:table-cell>
          <table:table-cell office:value-type="float" office:value="9.5978999999999995E-2" table:style-name="ce1">
            <text:p>0,095979</text:p>
          </table:table-cell>
          <table:table-cell office:value-type="float" office:value="0.104507" table:style-name="ce1">
            <text:p>0,104507</text:p>
          </table:table-cell>
          <table:table-cell office:value-type="float" office:value="4.1299000000000002E-2" table:style-name="ce1">
            <text:p>0,041299</text:p>
          </table:table-cell>
          <table:table-cell office:value-type="float" office:value="1.08E-4" table:style-name="ce1">
            <text:p>0,000108</text:p>
          </table:table-cell>
          <table:table-cell office:value-type="float" office:value="5.8999999999999998E-5" table:style-name="ce1">
            <text:p>0,000059</text:p>
          </table:table-cell>
          <table:table-cell office:value-type="float" office:value="4.9589000000000001E-2" table:style-name="ce1">
            <text:p>0,049589</text:p>
          </table:table-cell>
          <table:table-cell office:value-type="float" office:value="0.241844" table:style-name="ce1">
            <text:p>0,241844</text:p>
          </table:table-cell>
          <table:table-cell office:value-type="float" office:value="0.104674" table:style-name="ce1">
            <text:p>0,104674</text:p>
          </table:table-cell>
          <table:table-cell table:number-columns-repeated="16374"/>
        </table:table-row>
        <table:table-row table:style-name="ro1">
          <table:table-cell office:value-type="float" office:value="0.380691" table:style-name="ce1">
            <text:p>0,380691</text:p>
          </table:table-cell>
          <table:table-cell office:value-type="float" office:value="0.19303999999999999" table:style-name="ce1">
            <text:p>0,19304</text:p>
          </table:table-cell>
          <table:table-cell office:value-type="float" office:value="0.25807200000000002" table:style-name="ce1">
            <text:p>0,258072</text:p>
          </table:table-cell>
          <table:table-cell office:value-type="float" office:value="8.5515999999999995E-2" table:style-name="ce1">
            <text:p>0,085516</text:p>
          </table:table-cell>
          <table:table-cell office:value-type="float" office:value="4.2236000000000003E-2" table:style-name="ce1">
            <text:p>0,042236</text:p>
          </table:table-cell>
          <table:table-cell office:value-type="float" office:value="1.03E-4" table:style-name="ce1">
            <text:p>0,000103</text:p>
          </table:table-cell>
          <table:table-cell office:value-type="float" office:value="1.02E-4" table:style-name="ce1">
            <text:p>0,000102</text:p>
          </table:table-cell>
          <table:table-cell office:value-type="float" office:value="0.235481" table:style-name="ce1">
            <text:p>0,235481</text:p>
          </table:table-cell>
          <table:table-cell office:value-type="float" office:value="0.38592599999999999" table:style-name="ce1">
            <text:p>0,385926</text:p>
          </table:table-cell>
          <table:table-cell office:value-type="float" office:value="8.5721000000000006E-2" table:style-name="ce1">
            <text:p>0,085721</text:p>
          </table:table-cell>
          <table:table-cell table:number-columns-repeated="16374"/>
        </table:table-row>
        <table:table-row table:style-name="ro1">
          <table:table-cell office:value-type="float" office:value="0.41026800000000002" table:style-name="ce1">
            <text:p>0,410268</text:p>
          </table:table-cell>
          <table:table-cell office:value-type="float" office:value="8.3339999999999994E-3" table:style-name="ce1">
            <text:p>0,008334</text:p>
          </table:table-cell>
          <table:table-cell office:value-type="float" office:value="0.24499699999999999" table:style-name="ce1">
            <text:p>0,244997</text:p>
          </table:table-cell>
          <table:table-cell office:value-type="float" office:value="6.8483000000000002E-2" table:style-name="ce1">
            <text:p>0,068483</text:p>
          </table:table-cell>
          <table:table-cell office:value-type="float" office:value="0.228602" table:style-name="ce1">
            <text:p>0,228602</text:p>
          </table:table-cell>
          <table:table-cell office:value-type="float" office:value="1.2799999999999999E-4" table:style-name="ce1">
            <text:p>0,000128</text:p>
          </table:table-cell>
          <table:table-cell office:value-type="float" office:value="2.0709999999999999E-3" table:style-name="ce1">
            <text:p>0,002071</text:p>
          </table:table-cell>
          <table:table-cell office:value-type="float" office:value="0.23913499999999999" table:style-name="ce1">
            <text:p>0,239135</text:p>
          </table:table-cell>
          <table:table-cell office:value-type="float" office:value="0.544153" table:style-name="ce1">
            <text:p>0,544153</text:p>
          </table:table-cell>
          <table:table-cell office:value-type="float" office:value="7.0681999999999995E-2" table:style-name="ce1">
            <text:p>0,070682</text:p>
          </table:table-cell>
          <table:table-cell table:number-columns-repeated="16374"/>
        </table:table-row>
        <table:table-row table:style-name="ro1">
          <table:table-cell office:value-type="float" office:value="0.12504799999999999" table:style-name="ce1">
            <text:p>0,125048</text:p>
          </table:table-cell>
          <table:table-cell office:value-type="float" office:value="0.174819" table:style-name="ce1">
            <text:p>0,174819</text:p>
          </table:table-cell>
          <table:table-cell office:value-type="float" office:value="0.39314100000000002" table:style-name="ce1">
            <text:p>0,393141</text:p>
          </table:table-cell>
          <table:table-cell office:value-type="float" office:value="7.3585999999999999E-2" table:style-name="ce1">
            <text:p>0,073586</text:p>
          </table:table-cell>
          <table:table-cell office:value-type="float" office:value="0.209539" table:style-name="ce1">
            <text:p>0,209539</text:p>
          </table:table-cell>
          <table:table-cell office:value-type="float" office:value="1.03E-4" table:style-name="ce1">
            <text:p>0,000103</text:p>
          </table:table-cell>
          <table:table-cell office:value-type="float" office:value="4.5859999999999998E-3" table:style-name="ce1">
            <text:p>0,004586</text:p>
          </table:table-cell>
          <table:table-cell office:value-type="float" office:value="0.38904699999999998" table:style-name="ce1">
            <text:p>0,389047</text:p>
          </table:table-cell>
          <table:table-cell office:value-type="float" office:value="0.68085200000000001" table:style-name="ce1">
            <text:p>0,680852</text:p>
          </table:table-cell>
          <table:table-cell office:value-type="float" office:value="7.8274999999999997E-2" table:style-name="ce1">
            <text:p>0,078275</text:p>
          </table:table-cell>
          <table:table-cell table:number-columns-repeated="16374"/>
        </table:table-row>
        <table:table-row table:style-name="ro1">
          <table:table-cell office:value-type="float" office:value="0.145871" table:style-name="ce1">
            <text:p>0,145871</text:p>
          </table:table-cell>
          <table:table-cell office:value-type="float" office:value="1.1720000000000001E-3" table:style-name="ce1">
            <text:p>0,001172</text:p>
          </table:table-cell>
          <table:table-cell office:value-type="float" office:value="0.34110099999999999" table:style-name="ce1">
            <text:p>0,341101</text:p>
          </table:table-cell>
          <table:table-cell office:value-type="float" office:value="0.149838" table:style-name="ce1">
            <text:p>0,149838</text:p>
          </table:table-cell>
          <table:table-cell office:value-type="float" office:value="0.32982499999999998" table:style-name="ce1">
            <text:p>0,329825</text:p>
          </table:table-cell>
          <table:table-cell office:value-type="float" office:value="9.2999999999999997E-5" table:style-name="ce1">
            <text:p>0,000093</text:p>
          </table:table-cell>
          <table:table-cell office:value-type="float" office:value="1.0902E-2" table:style-name="ce1">
            <text:p>0,010902</text:p>
          </table:table-cell>
          <table:table-cell office:value-type="float" office:value="0.34199200000000002" table:style-name="ce1">
            <text:p>0,341992</text:p>
          </table:table-cell>
          <table:table-cell office:value-type="float" office:value="0.83166600000000002" table:style-name="ce1">
            <text:p>0,831666</text:p>
          </table:table-cell>
          <table:table-cell office:value-type="float" office:value="0.160833" table:style-name="ce1">
            <text:p>0,160833</text:p>
          </table:table-cell>
          <table:table-cell table:number-columns-repeated="16374"/>
        </table:table-row>
        <table:table-row table:style-name="ro1">
          <table:table-cell office:value-type="float" office:value="0.12349400000000001" table:style-name="ce1">
            <text:p>0,123494</text:p>
          </table:table-cell>
          <table:table-cell office:value-type="float" office:value="2.5409999999999999E-2" table:style-name="ce1">
            <text:p>0,02541</text:p>
          </table:table-cell>
          <table:table-cell office:value-type="float" office:value="0.36047899999999999" table:style-name="ce1">
            <text:p>0,360479</text:p>
          </table:table-cell>
          <table:table-cell office:value-type="float" office:value="0.241365" table:style-name="ce1">
            <text:p>0,241365</text:p>
          </table:table-cell>
          <table:table-cell office:value-type="float" office:value="0.20860500000000001" table:style-name="ce1">
            <text:p>0,208605</text:p>
          </table:table-cell>
          <table:table-cell office:value-type="float" office:value="1.7899999999999999E-4" table:style-name="ce1">
            <text:p>0,000179</text:p>
          </table:table-cell>
          <table:table-cell office:value-type="float" office:value="2.1904E-2" table:style-name="ce1">
            <text:p>0,021904</text:p>
          </table:table-cell>
          <table:table-cell office:value-type="float" office:value="0.25609799999999999" table:style-name="ce1">
            <text:p>0,256098</text:p>
          </table:table-cell>
          <table:table-cell office:value-type="float" office:value="0.83235300000000001" table:style-name="ce1">
            <text:p>0,832353</text:p>
          </table:table-cell>
          <table:table-cell office:value-type="float" office:value="0.26344800000000002" table:style-name="ce1">
            <text:p>0,263448</text:p>
          </table:table-cell>
          <table:table-cell table:number-columns-repeated="16374"/>
        </table:table-row>
        <table:table-row table:style-name="ro1">
          <table:table-cell office:value-type="float" office:value="0.14144399999999999" table:style-name="ce1">
            <text:p>0,141444</text:p>
          </table:table-cell>
          <table:table-cell office:value-type="float" office:value="2.196E-3" table:style-name="ce1">
            <text:p>0,002196</text:p>
          </table:table-cell>
          <table:table-cell office:value-type="float" office:value="0.28259899999999999" table:style-name="ce1">
            <text:p>0,282599</text:p>
          </table:table-cell>
          <table:table-cell office:value-type="float" office:value="0.36361399999999999" table:style-name="ce1">
            <text:p>0,363614</text:p>
          </table:table-cell>
          <table:table-cell office:value-type="float" office:value="0.16154299999999999" table:style-name="ce1">
            <text:p>0,161543</text:p>
          </table:table-cell>
          <table:table-cell office:value-type="float" office:value="3.6499999999999998E-4" table:style-name="ce1">
            <text:p>0,000365</text:p>
          </table:table-cell>
          <table:table-cell office:value-type="float" office:value="1.5554E-2" table:style-name="ce1">
            <text:p>0,015554</text:p>
          </table:table-cell>
          <table:table-cell office:value-type="float" office:value="0.17965800000000001" table:style-name="ce1">
            <text:p>0,179658</text:p>
          </table:table-cell>
          <table:table-cell office:value-type="float" office:value="0.82330999999999999" table:style-name="ce1">
            <text:p>0,82331</text:p>
          </table:table-cell>
          <table:table-cell office:value-type="float" office:value="0.37953300000000001" table:style-name="ce1">
            <text:p>0,379533</text:p>
          </table:table-cell>
          <table:table-cell table:number-columns-repeated="16374"/>
        </table:table-row>
        <table:table-row table:style-name="ro1">
          <table:table-cell office:value-type="float" office:value="9.3136999999999998E-2" table:style-name="ce1">
            <text:p>0,093137</text:p>
          </table:table-cell>
          <table:table-cell office:value-type="float" office:value="4.3569999999999998E-2" table:style-name="ce1">
            <text:p>0,04357</text:p>
          </table:table-cell>
          <table:table-cell office:value-type="float" office:value="0.29740100000000003" table:style-name="ce1">
            <text:p>0,297401</text:p>
          </table:table-cell>
          <table:table-cell office:value-type="float" office:value="0.42298799999999998" table:style-name="ce1">
            <text:p>0,422988</text:p>
          </table:table-cell>
          <table:table-cell office:value-type="float" office:value="4.5904E-2" table:style-name="ce1">
            <text:p>0,045904</text:p>
          </table:table-cell>
          <table:table-cell office:value-type="float" office:value="7.4799999999999997E-4" table:style-name="ce1">
            <text:p>0,000748</text:p>
          </table:table-cell>
          <table:table-cell office:value-type="float" office:value="2.0865000000000002E-2" table:style-name="ce1">
            <text:p>0,020865</text:p>
          </table:table-cell>
          <table:table-cell office:value-type="float" office:value="0.11108700000000001" table:style-name="ce1">
            <text:p>0,111087</text:p>
          </table:table-cell>
          <table:table-cell office:value-type="float" office:value="0.78715800000000002" table:style-name="ce1">
            <text:p>0,787158</text:p>
          </table:table-cell>
          <table:table-cell office:value-type="float" office:value="0.44460100000000002" table:style-name="ce1">
            <text:p>0,444601</text:p>
          </table:table-cell>
          <table:table-cell table:number-columns-repeated="16374"/>
        </table:table-row>
        <table:table-row table:style-name="ro1">
          <table:table-cell office:value-type="float" office:value="0.166992" table:style-name="ce1">
            <text:p>0,166992</text:p>
          </table:table-cell>
          <table:table-cell office:value-type="float" office:value="1.735E-3" table:style-name="ce1">
            <text:p>0,001735</text:p>
          </table:table-cell>
          <table:table-cell office:value-type="float" office:value="0.25784899999999999" table:style-name="ce1">
            <text:p>0,257849</text:p>
          </table:table-cell>
          <table:table-cell office:value-type="float" office:value="0.41339799999999999" table:style-name="ce1">
            <text:p>0,413398</text:p>
          </table:table-cell>
          <table:table-cell office:value-type="float" office:value="6.4767000000000005E-2" table:style-name="ce1">
            <text:p>0,064767</text:p>
          </table:table-cell>
          <table:table-cell office:value-type="float" office:value="7.6999999999999996E-4" table:style-name="ce1">
            <text:p>0,00077</text:p>
          </table:table-cell>
          <table:table-cell office:value-type="float" office:value="7.7990000000000004E-3" table:style-name="ce1">
            <text:p>0,007799</text:p>
          </table:table-cell>
          <table:table-cell office:value-type="float" office:value="7.5070999999999999E-2" table:style-name="ce1">
            <text:p>0,075071</text:p>
          </table:table-cell>
          <table:table-cell office:value-type="float" office:value="0.74381299999999995" table:style-name="ce1">
            <text:p>0,743813</text:p>
          </table:table-cell>
          <table:table-cell office:value-type="float" office:value="0.42196699999999998" table:style-name="ce1">
            <text:p>0,421967</text:p>
          </table:table-cell>
          <table:table-cell table:number-columns-repeated="16374"/>
        </table:table-row>
        <table:table-row table:style-name="ro1">
          <table:table-cell office:value-type="float" office:value="0.22478000000000001" table:style-name="ce1">
            <text:p>0,22478</text:p>
          </table:table-cell>
          <table:table-cell office:value-type="float" office:value="2.5288000000000001E-2" table:style-name="ce1">
            <text:p>0,025288</text:p>
          </table:table-cell>
          <table:table-cell office:value-type="float" office:value="0.23883499999999999" table:style-name="ce1">
            <text:p>0,238835</text:p>
          </table:table-cell>
          <table:table-cell office:value-type="float" office:value="0.33219300000000002" table:style-name="ce1">
            <text:p>0,332193</text:p>
          </table:table-cell>
          <table:table-cell office:value-type="float" office:value="4.9894000000000001E-2" table:style-name="ce1">
            <text:p>0,049894</text:p>
          </table:table-cell>
          <table:table-cell office:value-type="float" office:value="7.8600000000000002E-4" table:style-name="ce1">
            <text:p>0,000786</text:p>
          </table:table-cell>
          <table:table-cell office:value-type="float" office:value="3.7810000000000001E-3" table:style-name="ce1">
            <text:p>0,003781</text:p>
          </table:table-cell>
          <table:table-cell office:value-type="float" office:value="7.9749E-2" table:style-name="ce1">
            <text:p>0,079749</text:p>
          </table:table-cell>
          <table:table-cell office:value-type="float" office:value="0.62470300000000001" table:style-name="ce1">
            <text:p>0,624703</text:p>
          </table:table-cell>
          <table:table-cell office:value-type="float" office:value="0.33676" table:style-name="ce1">
            <text:p>0,33676</text:p>
          </table:table-cell>
          <table:table-cell table:number-columns-repeated="16374"/>
        </table:table-row>
        <table:table-row table:style-name="ro1">
          <table:table-cell office:value-type="float" office:value="0.35320600000000002" table:style-name="ce1">
            <text:p>0,353206</text:p>
          </table:table-cell>
          <table:table-cell office:value-type="float" office:value="2.3960000000000001E-3" table:style-name="ce1">
            <text:p>0,002396</text:p>
          </table:table-cell>
          <table:table-cell office:value-type="float" office:value="0.22339000000000001" table:style-name="ce1">
            <text:p>0,22339</text:p>
          </table:table-cell>
          <table:table-cell office:value-type="float" office:value="0.243921" table:style-name="ce1">
            <text:p>0,243921</text:p>
          </table:table-cell>
          <table:table-cell office:value-type="float" office:value="5.9228000000000003E-2" table:style-name="ce1">
            <text:p>0,059228</text:p>
          </table:table-cell>
          <table:table-cell office:value-type="float" office:value="5.6599999999999999E-4" table:style-name="ce1">
            <text:p>0,000566</text:p>
          </table:table-cell>
          <table:table-cell office:value-type="float" office:value="3.1549999999999998E-3" table:style-name="ce1">
            <text:p>0,003155</text:p>
          </table:table-cell>
          <table:table-cell office:value-type="float" office:value="6.5345E-2" table:style-name="ce1">
            <text:p>0,065345</text:p>
          </table:table-cell>
          <table:table-cell office:value-type="float" office:value="0.529694" table:style-name="ce1">
            <text:p>0,529694</text:p>
          </table:table-cell>
          <table:table-cell office:value-type="float" office:value="0.247642" table:style-name="ce1">
            <text:p>0,247642</text:p>
          </table:table-cell>
          <table:table-cell table:number-columns-repeated="16374"/>
        </table:table-row>
        <table:table-row table:style-name="ro1">
          <table:table-cell office:value-type="float" office:value="0.428784" table:style-name="ce1">
            <text:p>0,428784</text:p>
          </table:table-cell>
          <table:table-cell office:value-type="float" office:value="3.8628999999999997E-2" table:style-name="ce1">
            <text:p>0,038629</text:p>
          </table:table-cell>
          <table:table-cell office:value-type="float" office:value="0.22584000000000001" table:style-name="ce1">
            <text:p>0,22584</text:p>
          </table:table-cell>
          <table:table-cell office:value-type="float" office:value="0.18698600000000001" table:style-name="ce1">
            <text:p>0,186986</text:p>
          </table:table-cell>
          <table:table-cell office:value-type="float" office:value="3.0915999999999999E-2" table:style-name="ce1">
            <text:p>0,030916</text:p>
          </table:table-cell>
          <table:table-cell office:value-type="float" office:value="2.02E-4" table:style-name="ce1">
            <text:p>0,000202</text:p>
          </table:table-cell>
          <table:table-cell office:value-type="float" office:value="5.0140000000000002E-3" table:style-name="ce1">
            <text:p>0,005014</text:p>
          </table:table-cell>
          <table:table-cell office:value-type="float" office:value="7.4760999999999994E-2" table:style-name="ce1">
            <text:p>0,074761</text:p>
          </table:table-cell>
          <table:table-cell office:value-type="float" office:value="0.44875599999999999" table:style-name="ce1">
            <text:p>0,448756</text:p>
          </table:table-cell>
          <table:table-cell office:value-type="float" office:value="0.19220200000000001" table:style-name="ce1">
            <text:p>0,192202</text:p>
          </table:table-cell>
          <table:table-cell table:number-columns-repeated="16374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0" draw:style-name="a0" draw:name="Graphique 2" svg:x="0.60394in" svg:y="0.01614in" svg:width="9.65866in" svg:height="5.71024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Feuil1" table:style-name="ta2"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1">
            <table:cell-range-source table:name="cellcycle_ds_out_probtraj" table:last-column-spanned="28" table:last-row-spanned="26" xlink:href="Z:\home\MaBoSS\Cell_cycle\cellcycle_ds_out_probtraj.csv"/>
            <text:p>Time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D=0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ba</text:p>
          </table:table-cell>
          <table:table-cell office:value-type="string" table:style-name="ce1">
            <text:p>ErrorProb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0.0000</text:p>
          </table:table-cell>
          <table:table-cell office:value-type="string" table:style-name="ce1">
            <text:p>0.0000</text:p>
          </table:table-cell>
          <table:table-cell office:value-type="string" table:style-name="ce1">
            <text:p>-0.0000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n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.2000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-0.0000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n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.4000</text:p>
          </table:table-cell>
          <table:table-cell office:value-type="string" table:style-name="ce1">
            <text:p>0.1380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500308</text:p>
          </table:table-cell>
          <table:table-cell office:value-type="string" table:style-name="ce1">
            <text:p>0.0005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499692</text:p>
          </table:table-cell>
          <table:table-cell office:value-type="string" table:style-name="ce1">
            <text:p>0.0005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.6000</text:p>
          </table:table-cell>
          <table:table-cell office:value-type="string" table:style-name="ce1">
            <text:p>0.1839</text:p>
          </table:table-cell>
          <table:table-cell office:value-type="string" table:style-name="ce1">
            <text:p>0.9983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475959</text:p>
          </table:table-cell>
          <table:table-cell office:value-type="string" table:style-name="ce1">
            <text:p>0.000499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524041</text:p>
          </table:table-cell>
          <table:table-cell office:value-type="string" table:style-name="ce1">
            <text:p>0.00049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.8000</text:p>
          </table:table-cell>
          <table:table-cell office:value-type="string" table:style-name="ce1">
            <text:p>0.8209</text:p>
          </table:table-cell>
          <table:table-cell office:value-type="string" table:style-name="ce1">
            <text:p>1.1057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439488</text:p>
          </table:table-cell>
          <table:table-cell office:value-type="string" table:style-name="ce1">
            <text:p>0.000496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542220</text:p>
          </table:table-cell>
          <table:table-cell office:value-type="string" table:style-name="ce1">
            <text:p>0.000498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018292</text:p>
          </table:table-cell>
          <table:table-cell office:value-type="string" table:style-name="ce1">
            <text:p>0.00013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.0000</text:p>
          </table:table-cell>
          <table:table-cell office:value-type="string" table:style-name="ce1">
            <text:p>0.3123</text:p>
          </table:table-cell>
          <table:table-cell office:value-type="string" table:style-name="ce1">
            <text:p>1.6794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356903</text:p>
          </table:table-cell>
          <table:table-cell office:value-type="string" table:style-name="ce1">
            <text:p>0.000479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389505</text:p>
          </table:table-cell>
          <table:table-cell office:value-type="string" table:style-name="ce1">
            <text:p>0.000488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228821</text:p>
          </table:table-cell>
          <table:table-cell office:value-type="string" table:style-name="ce1">
            <text:p>0.000420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24771</text:p>
          </table:table-cell>
          <table:table-cell office:value-type="string" table:style-name="ce1">
            <text:p>0.00015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1.2000</text:p>
          </table:table-cell>
          <table:table-cell office:value-type="string" table:style-name="ce1">
            <text:p>0.6747</text:p>
          </table:table-cell>
          <table:table-cell office:value-type="string" table:style-name="ce1">
            <text:p>1.5057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434928</text:p>
          </table:table-cell>
          <table:table-cell office:value-type="string" table:style-name="ce1">
            <text:p>0.000496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53107</text:p>
          </table:table-cell>
          <table:table-cell office:value-type="string" table:style-name="ce1">
            <text:p>0.000224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00315</text:p>
          </table:table-cell>
          <table:table-cell office:value-type="string" table:style-name="ce1">
            <text:p>0.000018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453946</text:p>
          </table:table-cell>
          <table:table-cell office:value-type="string" table:style-name="ce1">
            <text:p>0.000498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57704</text:p>
          </table:table-cell>
          <table:table-cell office:value-type="string" table:style-name="ce1">
            <text:p>0.000233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1.4000</text:p>
          </table:table-cell>
          <table:table-cell office:value-type="string" table:style-name="ce1">
            <text:p>0.6701</text:p>
          </table:table-cell>
          <table:table-cell office:value-type="string" table:style-name="ce1">
            <text:p>1.2332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000178</text:p>
          </table:table-cell>
          <table:table-cell office:value-type="string" table:style-name="ce1">
            <text:p>0.000013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0.0000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302685</text:p>
          </table:table-cell>
          <table:table-cell office:value-type="string" table:style-name="ce1">
            <text:p>0.000459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0549</text:p>
          </table:table-cell>
          <table:table-cell office:value-type="string" table:style-name="ce1">
            <text:p>0.000023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37063</text:p>
          </table:table-cell>
          <table:table-cell office:value-type="string" table:style-name="ce1">
            <text:p>0.000189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516</text:p>
          </table:table-cell>
          <table:table-cell office:value-type="string" table:style-name="ce1">
            <text:p>0.000023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639890</text:p>
          </table:table-cell>
          <table:table-cell office:value-type="string" table:style-name="ce1">
            <text:p>0.000480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19119</text:p>
          </table:table-cell>
          <table:table-cell office:value-type="string" table:style-name="ce1">
            <text:p>0.00013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.6000</text:p>
          </table:table-cell>
          <table:table-cell office:value-type="string" table:style-name="ce1">
            <text:p>0.5975</text:p>
          </table:table-cell>
          <table:table-cell office:value-type="string" table:style-name="ce1">
            <text:p>1.4468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029485</text:p>
          </table:table-cell>
          <table:table-cell office:value-type="string" table:style-name="ce1">
            <text:p>0.000169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0308</text:p>
          </table:table-cell>
          <table:table-cell office:value-type="string" table:style-name="ce1">
            <text:p>0.000018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157725</text:p>
          </table:table-cell>
          <table:table-cell office:value-type="string" table:style-name="ce1">
            <text:p>0.000364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1778</text:p>
          </table:table-cell>
          <table:table-cell office:value-type="string" table:style-name="ce1">
            <text:p>0.000042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52890</text:p>
          </table:table-cell>
          <table:table-cell office:value-type="string" table:style-name="ce1">
            <text:p>0.000360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1795</text:p>
          </table:table-cell>
          <table:table-cell office:value-type="string" table:style-name="ce1">
            <text:p>0.000042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653081</text:p>
          </table:table-cell>
          <table:table-cell office:value-type="string" table:style-name="ce1">
            <text:p>0.000476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2938</text:p>
          </table:table-cell>
          <table:table-cell office:value-type="string" table:style-name="ce1">
            <text:p>0.00005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.8000</text:p>
          </table:table-cell>
          <table:table-cell office:value-type="string" table:style-name="ce1">
            <text:p>0.8843</text:p>
          </table:table-cell>
          <table:table-cell office:value-type="string" table:style-name="ce1">
            <text:p>1.8918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77667</text:p>
          </table:table-cell>
          <table:table-cell office:value-type="string" table:style-name="ce1">
            <text:p>0.000382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1451</text:p>
          </table:table-cell>
          <table:table-cell office:value-type="string" table:style-name="ce1">
            <text:p>0.000038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198078</text:p>
          </table:table-cell>
          <table:table-cell office:value-type="string" table:style-name="ce1">
            <text:p>0.000399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1896</text:p>
          </table:table-cell>
          <table:table-cell office:value-type="string" table:style-name="ce1">
            <text:p>0.000044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58400</text:p>
          </table:table-cell>
          <table:table-cell office:value-type="string" table:style-name="ce1">
            <text:p>0.000365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1563</text:p>
          </table:table-cell>
          <table:table-cell office:value-type="string" table:style-name="ce1">
            <text:p>0.00004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460538</text:p>
          </table:table-cell>
          <table:table-cell office:value-type="string" table:style-name="ce1">
            <text:p>0.000498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407</text:p>
          </table:table-cell>
          <table:table-cell office:value-type="string" table:style-name="ce1">
            <text:p>0.00002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.0000</text:p>
          </table:table-cell>
          <table:table-cell office:value-type="string" table:style-name="ce1">
            <text:p>0.5505</text:p>
          </table:table-cell>
          <table:table-cell office:value-type="string" table:style-name="ce1">
            <text:p>1.9687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373751</text:p>
          </table:table-cell>
          <table:table-cell office:value-type="string" table:style-name="ce1">
            <text:p>0.000484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2602</text:p>
          </table:table-cell>
          <table:table-cell office:value-type="string" table:style-name="ce1">
            <text:p>0.000051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51016</text:p>
          </table:table-cell>
          <table:table-cell office:value-type="string" table:style-name="ce1">
            <text:p>0.000434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0835</text:p>
          </table:table-cell>
          <table:table-cell office:value-type="string" table:style-name="ce1">
            <text:p>0.000029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83271</text:p>
          </table:table-cell>
          <table:table-cell office:value-type="string" table:style-name="ce1">
            <text:p>0.000387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311</text:p>
          </table:table-cell>
          <table:table-cell office:value-type="string" table:style-name="ce1">
            <text:p>0.000018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188152</text:p>
          </table:table-cell>
          <table:table-cell office:value-type="string" table:style-name="ce1">
            <text:p>0.000391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062</text:p>
          </table:table-cell>
          <table:table-cell office:value-type="string" table:style-name="ce1">
            <text:p>0.00000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.2000</text:p>
          </table:table-cell>
          <table:table-cell office:value-type="string" table:style-name="ce1">
            <text:p>0.2942</text:p>
          </table:table-cell>
          <table:table-cell office:value-type="string" table:style-name="ce1">
            <text:p>1.6302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569220</text:p>
          </table:table-cell>
          <table:table-cell office:value-type="string" table:style-name="ce1">
            <text:p>0.000495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2280</text:p>
          </table:table-cell>
          <table:table-cell office:value-type="string" table:style-name="ce1">
            <text:p>0.000048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19005</text:p>
          </table:table-cell>
          <table:table-cell office:value-type="string" table:style-name="ce1">
            <text:p>0.000414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1075</text:p>
          </table:table-cell>
          <table:table-cell office:value-type="string" table:style-name="ce1">
            <text:p>0.000033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45031</text:p>
          </table:table-cell>
          <table:table-cell office:value-type="string" table:style-name="ce1">
            <text:p>0.000352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020</text:p>
          </table:table-cell>
          <table:table-cell office:value-type="string" table:style-name="ce1">
            <text:p>0.000004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063328</text:p>
          </table:table-cell>
          <table:table-cell office:value-type="string" table:style-name="ce1">
            <text:p>0.000244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041</text:p>
          </table:table-cell>
          <table:table-cell office:value-type="string" table:style-name="ce1">
            <text:p>0.00000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.4000</text:p>
          </table:table-cell>
          <table:table-cell office:value-type="string" table:style-name="ce1">
            <text:p>0.2038</text:p>
          </table:table-cell>
          <table:table-cell office:value-type="string" table:style-name="ce1">
            <text:p>1.4451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687040</text:p>
          </table:table-cell>
          <table:table-cell office:value-type="string" table:style-name="ce1">
            <text:p>0.000464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41910</text:p>
          </table:table-cell>
          <table:table-cell office:value-type="string" table:style-name="ce1">
            <text:p>0.00020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130925</text:p>
          </table:table-cell>
          <table:table-cell office:value-type="string" table:style-name="ce1">
            <text:p>0.000337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00847</text:p>
          </table:table-cell>
          <table:table-cell office:value-type="string" table:style-name="ce1">
            <text:p>0.000029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23636</text:p>
          </table:table-cell>
          <table:table-cell office:value-type="string" table:style-name="ce1">
            <text:p>0.000152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043</text:p>
          </table:table-cell>
          <table:table-cell office:value-type="string" table:style-name="ce1">
            <text:p>0.000007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115567</text:p>
          </table:table-cell>
          <table:table-cell office:value-type="string" table:style-name="ce1">
            <text:p>0.000320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032</text:p>
          </table:table-cell>
          <table:table-cell office:value-type="string" table:style-name="ce1">
            <text:p>0.00000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.6000</text:p>
          </table:table-cell>
          <table:table-cell office:value-type="string" table:style-name="ce1">
            <text:p>0.5679</text:p>
          </table:table-cell>
          <table:table-cell office:value-type="string" table:style-name="ce1">
            <text:p>1.3942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722594</text:p>
          </table:table-cell>
          <table:table-cell office:value-type="string" table:style-name="ce1">
            <text:p>0.000448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8123</text:p>
          </table:table-cell>
          <table:table-cell office:value-type="string" table:style-name="ce1">
            <text:p>0.00009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095979</text:p>
          </table:table-cell>
          <table:table-cell office:value-type="string" table:style-name="ce1">
            <text:p>0.000295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41299</text:p>
          </table:table-cell>
          <table:table-cell office:value-type="string" table:style-name="ce1">
            <text:p>0.000199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27331</text:p>
          </table:table-cell>
          <table:table-cell office:value-type="string" table:style-name="ce1">
            <text:p>0.000163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108</text:p>
          </table:table-cell>
          <table:table-cell office:value-type="string" table:style-name="ce1">
            <text:p>0.00001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104507</text:p>
          </table:table-cell>
          <table:table-cell office:value-type="string" table:style-name="ce1">
            <text:p>0.000306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059</text:p>
          </table:table-cell>
          <table:table-cell office:value-type="string" table:style-name="ce1">
            <text:p>0.00000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.8000</text:p>
          </table:table-cell>
          <table:table-cell office:value-type="string" table:style-name="ce1">
            <text:p>0.2578</text:p>
          </table:table-cell>
          <table:table-cell office:value-type="string" table:style-name="ce1">
            <text:p>2.1783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380691</text:p>
          </table:table-cell>
          <table:table-cell office:value-type="string" table:style-name="ce1">
            <text:p>0.000486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193040</text:p>
          </table:table-cell>
          <table:table-cell office:value-type="string" table:style-name="ce1">
            <text:p>0.000395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58072</text:p>
          </table:table-cell>
          <table:table-cell office:value-type="string" table:style-name="ce1">
            <text:p>0.000438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42236</text:p>
          </table:table-cell>
          <table:table-cell office:value-type="string" table:style-name="ce1">
            <text:p>0.000201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40240</text:p>
          </table:table-cell>
          <table:table-cell office:value-type="string" table:style-name="ce1">
            <text:p>0.000197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103</text:p>
          </table:table-cell>
          <table:table-cell office:value-type="string" table:style-name="ce1">
            <text:p>0.00001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085516</text:p>
          </table:table-cell>
          <table:table-cell office:value-type="string" table:style-name="ce1">
            <text:p>0.000280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0102</text:p>
          </table:table-cell>
          <table:table-cell office:value-type="string" table:style-name="ce1">
            <text:p>0.00001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.0000</text:p>
          </table:table-cell>
          <table:table-cell office:value-type="string" table:style-name="ce1">
            <text:p>0.5351</text:p>
          </table:table-cell>
          <table:table-cell office:value-type="string" table:style-name="ce1">
            <text:p>2.0301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410268</text:p>
          </table:table-cell>
          <table:table-cell office:value-type="string" table:style-name="ce1">
            <text:p>0.000492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8334</text:p>
          </table:table-cell>
          <table:table-cell office:value-type="string" table:style-name="ce1">
            <text:p>0.000091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44997</text:p>
          </table:table-cell>
          <table:table-cell office:value-type="string" table:style-name="ce1">
            <text:p>0.000430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228602</text:p>
          </table:table-cell>
          <table:table-cell office:value-type="string" table:style-name="ce1">
            <text:p>0.000420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37117</text:p>
          </table:table-cell>
          <table:table-cell office:value-type="string" table:style-name="ce1">
            <text:p>0.000189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128</text:p>
          </table:table-cell>
          <table:table-cell office:value-type="string" table:style-name="ce1">
            <text:p>0.000011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068483</text:p>
          </table:table-cell>
          <table:table-cell office:value-type="string" table:style-name="ce1">
            <text:p>0.000253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2071</text:p>
          </table:table-cell>
          <table:table-cell office:value-type="string" table:style-name="ce1">
            <text:p>0.00004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.2000</text:p>
          </table:table-cell>
          <table:table-cell office:value-type="string" table:style-name="ce1">
            <text:p>0.4782</text:p>
          </table:table-cell>
          <table:table-cell office:value-type="string" table:style-name="ce1">
            <text:p>2.2403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25048</text:p>
          </table:table-cell>
          <table:table-cell office:value-type="string" table:style-name="ce1">
            <text:p>0.000331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174819</text:p>
          </table:table-cell>
          <table:table-cell office:value-type="string" table:style-name="ce1">
            <text:p>0.000380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393141</text:p>
          </table:table-cell>
          <table:table-cell office:value-type="string" table:style-name="ce1">
            <text:p>0.000488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209539</text:p>
          </table:table-cell>
          <table:table-cell office:value-type="string" table:style-name="ce1">
            <text:p>0.000407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19178</text:p>
          </table:table-cell>
          <table:table-cell office:value-type="string" table:style-name="ce1">
            <text:p>0.000137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103</text:p>
          </table:table-cell>
          <table:table-cell office:value-type="string" table:style-name="ce1">
            <text:p>0.00001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073586</text:p>
          </table:table-cell>
          <table:table-cell office:value-type="string" table:style-name="ce1">
            <text:p>0.000261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4586</text:p>
          </table:table-cell>
          <table:table-cell office:value-type="string" table:style-name="ce1">
            <text:p>0.00006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.4000</text:p>
          </table:table-cell>
          <table:table-cell office:value-type="string" table:style-name="ce1">
            <text:p>0.3221</text:p>
          </table:table-cell>
          <table:table-cell office:value-type="string" table:style-name="ce1">
            <text:p>2.0741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45871</text:p>
          </table:table-cell>
          <table:table-cell office:value-type="string" table:style-name="ce1">
            <text:p>0.000353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1172</text:p>
          </table:table-cell>
          <table:table-cell office:value-type="string" table:style-name="ce1">
            <text:p>0.000034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341101</text:p>
          </table:table-cell>
          <table:table-cell office:value-type="string" table:style-name="ce1">
            <text:p>0.000474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329825</text:p>
          </table:table-cell>
          <table:table-cell office:value-type="string" table:style-name="ce1">
            <text:p>0.000470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21198</text:p>
          </table:table-cell>
          <table:table-cell office:value-type="string" table:style-name="ce1">
            <text:p>0.000144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093</text:p>
          </table:table-cell>
          <table:table-cell office:value-type="string" table:style-name="ce1">
            <text:p>0.000010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149838</text:p>
          </table:table-cell>
          <table:table-cell office:value-type="string" table:style-name="ce1">
            <text:p>0.000357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10902</text:p>
          </table:table-cell>
          <table:table-cell office:value-type="string" table:style-name="ce1">
            <text:p>0.00010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.6000</text:p>
          </table:table-cell>
          <table:table-cell office:value-type="string" table:style-name="ce1">
            <text:p>0.6201</text:p>
          </table:table-cell>
          <table:table-cell office:value-type="string" table:style-name="ce1">
            <text:p>2.2343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23494</text:p>
          </table:table-cell>
          <table:table-cell office:value-type="string" table:style-name="ce1">
            <text:p>0.000329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25410</text:p>
          </table:table-cell>
          <table:table-cell office:value-type="string" table:style-name="ce1">
            <text:p>0.000157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360479</text:p>
          </table:table-cell>
          <table:table-cell office:value-type="string" table:style-name="ce1">
            <text:p>0.000480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208605</text:p>
          </table:table-cell>
          <table:table-cell office:value-type="string" table:style-name="ce1">
            <text:p>0.000406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18564</text:p>
          </table:table-cell>
          <table:table-cell office:value-type="string" table:style-name="ce1">
            <text:p>0.000135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179</text:p>
          </table:table-cell>
          <table:table-cell office:value-type="string" table:style-name="ce1">
            <text:p>0.000013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241365</text:p>
          </table:table-cell>
          <table:table-cell office:value-type="string" table:style-name="ce1">
            <text:p>0.000428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21904</text:p>
          </table:table-cell>
          <table:table-cell office:value-type="string" table:style-name="ce1">
            <text:p>0.00014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.8000</text:p>
          </table:table-cell>
          <table:table-cell office:value-type="string" table:style-name="ce1">
            <text:p>0.5408</text:p>
          </table:table-cell>
          <table:table-cell office:value-type="string" table:style-name="ce1">
            <text:p>2.1482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41444</text:p>
          </table:table-cell>
          <table:table-cell office:value-type="string" table:style-name="ce1">
            <text:p>0.000348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2196</text:p>
          </table:table-cell>
          <table:table-cell office:value-type="string" table:style-name="ce1">
            <text:p>0.000047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82599</text:p>
          </table:table-cell>
          <table:table-cell office:value-type="string" table:style-name="ce1">
            <text:p>0.000450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161543</text:p>
          </table:table-cell>
          <table:table-cell office:value-type="string" table:style-name="ce1">
            <text:p>0.000368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32685</text:p>
          </table:table-cell>
          <table:table-cell office:value-type="string" table:style-name="ce1">
            <text:p>0.000178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365</text:p>
          </table:table-cell>
          <table:table-cell office:value-type="string" table:style-name="ce1">
            <text:p>0.000019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363614</text:p>
          </table:table-cell>
          <table:table-cell office:value-type="string" table:style-name="ce1">
            <text:p>0.000481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15554</text:p>
          </table:table-cell>
          <table:table-cell office:value-type="string" table:style-name="ce1">
            <text:p>0.00012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.0000</text:p>
          </table:table-cell>
          <table:table-cell office:value-type="string" table:style-name="ce1">
            <text:p>0.5670</text:p>
          </table:table-cell>
          <table:table-cell office:value-type="string" table:style-name="ce1">
            <text:p>2.1707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093137</text:p>
          </table:table-cell>
          <table:table-cell office:value-type="string" table:style-name="ce1">
            <text:p>0.000291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43570</text:p>
          </table:table-cell>
          <table:table-cell office:value-type="string" table:style-name="ce1">
            <text:p>0.000204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97401</text:p>
          </table:table-cell>
          <table:table-cell office:value-type="string" table:style-name="ce1">
            <text:p>0.000457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45904</text:p>
          </table:table-cell>
          <table:table-cell office:value-type="string" table:style-name="ce1">
            <text:p>0.000209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75387</text:p>
          </table:table-cell>
          <table:table-cell office:value-type="string" table:style-name="ce1">
            <text:p>0.000264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748</text:p>
          </table:table-cell>
          <table:table-cell office:value-type="string" table:style-name="ce1">
            <text:p>0.000027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422988</text:p>
          </table:table-cell>
          <table:table-cell office:value-type="string" table:style-name="ce1">
            <text:p>0.000494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20865</text:p>
          </table:table-cell>
          <table:table-cell office:value-type="string" table:style-name="ce1">
            <text:p>0.00014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.2000</text:p>
          </table:table-cell>
          <table:table-cell office:value-type="string" table:style-name="ce1">
            <text:p>0.6646</text:p>
          </table:table-cell>
          <table:table-cell office:value-type="string" table:style-name="ce1">
            <text:p>2.1023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166992</text:p>
          </table:table-cell>
          <table:table-cell office:value-type="string" table:style-name="ce1">
            <text:p>0.000373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1735</text:p>
          </table:table-cell>
          <table:table-cell office:value-type="string" table:style-name="ce1">
            <text:p>0.000042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57849</text:p>
          </table:table-cell>
          <table:table-cell office:value-type="string" table:style-name="ce1">
            <text:p>0.000437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64767</text:p>
          </table:table-cell>
          <table:table-cell office:value-type="string" table:style-name="ce1">
            <text:p>0.000246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86690</text:p>
          </table:table-cell>
          <table:table-cell office:value-type="string" table:style-name="ce1">
            <text:p>0.000281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770</text:p>
          </table:table-cell>
          <table:table-cell office:value-type="string" table:style-name="ce1">
            <text:p>0.000028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413398</text:p>
          </table:table-cell>
          <table:table-cell office:value-type="string" table:style-name="ce1">
            <text:p>0.000492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7799</text:p>
          </table:table-cell>
          <table:table-cell office:value-type="string" table:style-name="ce1">
            <text:p>0.00008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.4000</text:p>
          </table:table-cell>
          <table:table-cell office:value-type="string" table:style-name="ce1">
            <text:p>0.5420</text:p>
          </table:table-cell>
          <table:table-cell office:value-type="string" table:style-name="ce1">
            <text:p>2.2682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224780</text:p>
          </table:table-cell>
          <table:table-cell office:value-type="string" table:style-name="ce1">
            <text:p>0.000417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25288</text:p>
          </table:table-cell>
          <table:table-cell office:value-type="string" table:style-name="ce1">
            <text:p>0.000157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38835</text:p>
          </table:table-cell>
          <table:table-cell office:value-type="string" table:style-name="ce1">
            <text:p>0.000426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49894</text:p>
          </table:table-cell>
          <table:table-cell office:value-type="string" table:style-name="ce1">
            <text:p>0.000218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24443</text:p>
          </table:table-cell>
          <table:table-cell office:value-type="string" table:style-name="ce1">
            <text:p>0.000330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786</text:p>
          </table:table-cell>
          <table:table-cell office:value-type="string" table:style-name="ce1">
            <text:p>0.000028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332193</text:p>
          </table:table-cell>
          <table:table-cell office:value-type="string" table:style-name="ce1">
            <text:p>0.000471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3781</text:p>
          </table:table-cell>
          <table:table-cell office:value-type="string" table:style-name="ce1">
            <text:p>0.00006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.6000</text:p>
          </table:table-cell>
          <table:table-cell office:value-type="string" table:style-name="ce1">
            <text:p>0.5455</text:p>
          </table:table-cell>
          <table:table-cell office:value-type="string" table:style-name="ce1">
            <text:p>2.1619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353206</text:p>
          </table:table-cell>
          <table:table-cell office:value-type="string" table:style-name="ce1">
            <text:p>0.000478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02396</text:p>
          </table:table-cell>
          <table:table-cell office:value-type="string" table:style-name="ce1">
            <text:p>0.000049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23390</text:p>
          </table:table-cell>
          <table:table-cell office:value-type="string" table:style-name="ce1">
            <text:p>0.000417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59228</text:p>
          </table:table-cell>
          <table:table-cell office:value-type="string" table:style-name="ce1">
            <text:p>0.000236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114138</text:p>
          </table:table-cell>
          <table:table-cell office:value-type="string" table:style-name="ce1">
            <text:p>0.000318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566</text:p>
          </table:table-cell>
          <table:table-cell office:value-type="string" table:style-name="ce1">
            <text:p>0.000024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243921</text:p>
          </table:table-cell>
          <table:table-cell office:value-type="string" table:style-name="ce1">
            <text:p>0.000429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3155</text:p>
          </table:table-cell>
          <table:table-cell office:value-type="string" table:style-name="ce1">
            <text:p>0.00005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.8000</text:p>
          </table:table-cell>
          <table:table-cell office:value-type="string" table:style-name="ce1">
            <text:p>0.4116</text:p>
          </table:table-cell>
          <table:table-cell office:value-type="string" table:style-name="ce1">
            <text:p>2.1375</text:p>
          </table:table-cell>
          <table:table-cell office:value-type="string" table:style-name="ce1">
            <text:p>1.0000</text:p>
          </table:table-cell>
          <table:table-cell office:value-type="string" table:style-name="ce1">
            <text:p>CycD</text:p>
          </table:table-cell>
          <table:table-cell office:value-type="string" table:style-name="ce1">
            <text:p>0.428784</text:p>
          </table:table-cell>
          <table:table-cell office:value-type="string" table:style-name="ce1">
            <text:p>0.000495</text:p>
          </table:table-cell>
          <table:table-cell office:value-type="string" table:style-name="ce1">
            <text:p>CycD -- CycE</text:p>
          </table:table-cell>
          <table:table-cell office:value-type="string" table:style-name="ce1">
            <text:p>0.038629</text:p>
          </table:table-cell>
          <table:table-cell office:value-type="string" table:style-name="ce1">
            <text:p>0.000193</text:p>
          </table:table-cell>
          <table:table-cell office:value-type="string" table:style-name="ce1">
            <text:p>CycD -- CycA</text:p>
          </table:table-cell>
          <table:table-cell office:value-type="string" table:style-name="ce1">
            <text:p>0.225840</text:p>
          </table:table-cell>
          <table:table-cell office:value-type="string" table:style-name="ce1">
            <text:p>0.000418</text:p>
          </table:table-cell>
          <table:table-cell office:value-type="string" table:style-name="ce1">
            <text:p>CycD -- CycE -- CycA</text:p>
          </table:table-cell>
          <table:table-cell office:value-type="string" table:style-name="ce1">
            <text:p>0.030916</text:p>
          </table:table-cell>
          <table:table-cell office:value-type="string" table:style-name="ce1">
            <text:p>0.000173</text:p>
          </table:table-cell>
          <table:table-cell office:value-type="string" table:style-name="ce1">
            <text:p>CycD -- CycB</text:p>
          </table:table-cell>
          <table:table-cell office:value-type="string" table:style-name="ce1">
            <text:p>0.083629</text:p>
          </table:table-cell>
          <table:table-cell office:value-type="string" table:style-name="ce1">
            <text:p>0.000277</text:p>
          </table:table-cell>
          <table:table-cell office:value-type="string" table:style-name="ce1">
            <text:p>CycD -- CycE -- CycB</text:p>
          </table:table-cell>
          <table:table-cell office:value-type="string" table:style-name="ce1">
            <text:p>0.000202</text:p>
          </table:table-cell>
          <table:table-cell office:value-type="string" table:style-name="ce1">
            <text:p>0.000014</text:p>
          </table:table-cell>
          <table:table-cell office:value-type="string" table:style-name="ce1">
            <text:p>CycD -- CycA -- CycB</text:p>
          </table:table-cell>
          <table:table-cell office:value-type="string" table:style-name="ce1">
            <text:p>0.186986</text:p>
          </table:table-cell>
          <table:table-cell office:value-type="string" table:style-name="ce1">
            <text:p>0.000390</text:p>
          </table:table-cell>
          <table:table-cell office:value-type="string" table:style-name="ce1">
            <text:p>CycD -- CycE -- CycA -- CycB</text:p>
          </table:table-cell>
          <table:table-cell office:value-type="string" table:style-name="ce1">
            <text:p>0.005014</text:p>
          </table:table-cell>
          <table:table-cell office:value-type="string" table:style-name="ce1">
            <text:p>0.000071</text:p>
          </table:table-cell>
          <table:table-cell table:number-columns-repeated="16356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900</dc:creator>
    <dc:date>2011-03-14T14:21:24Z</dc:date>
    <meta:editing-cycles>2</meta:editing-cycles>
    <meta:editing-duration>PT1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7e0021" svg:stroke-opacity="100%" draw:stroke-linejoin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83caff" svg:stroke-opacity="100%" draw:stroke-linejoin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314004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579d1c" svg:stroke-opacity="100%" draw:stroke-linejoin="round"/>
    </style:style>
  </office:automatic-styles>
  <office:body>
    <office:chart>
      <chart:chart chart:class="chart:line" svg:height="411.1369291338582pt" svg:width="695.4236220472441pt" chart:style-name="Crt0">
        <chart:legend chart:legend-position="end" chart:legend-align="center" chart:style-name="Lgnd"/>
        <chart:plot-area svg:x="13.8892125984252pt" svg:y="8.21992125984252pt" svg:width="465.7132283464567pt" svg:height="386.448818897637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Feuille2.$A$1" chart:values-cell-range-address="Feuille2.$A$2:.$A$26" chart:class="chart:line" chart:attached-axis="primary-y" chart:style-name="G0S0">
            <chart:data-point chart:repeated="25"/>
          </chart:series>
          <chart:series chart:label-cell-address="Feuille2.$B$1" chart:values-cell-range-address="Feuille2.$B$2:.$B$26" chart:class="chart:line" chart:attached-axis="primary-y" chart:style-name="G0S1">
            <chart:data-point chart:repeated="25"/>
          </chart:series>
          <chart:series chart:label-cell-address="Feuille2.$C$1" chart:values-cell-range-address="Feuille2.$C$2:.$C$26" chart:class="chart:line" chart:attached-axis="primary-y" chart:style-name="G0S2">
            <chart:data-point chart:repeated="25"/>
          </chart:series>
          <chart:series chart:label-cell-address="Feuille2.$D$1" chart:values-cell-range-address="Feuille2.$D$2:.$D$26" chart:class="chart:line" chart:attached-axis="primary-y" chart:style-name="G0S3">
            <chart:data-point chart:repeated="25"/>
          </chart:series>
          <chart:series chart:label-cell-address="Feuille2.$E$1" chart:values-cell-range-address="Feuille2.$E$2:.$E$26" chart:class="chart:line" chart:attached-axis="primary-y" chart:style-name="G0S4">
            <chart:data-point chart:repeated="25"/>
          </chart:series>
          <chart:series chart:label-cell-address="Feuille2.$F$1" chart:values-cell-range-address="Feuille2.$F$2:.$F$26" chart:class="chart:line" chart:attached-axis="primary-y" chart:style-name="G0S5">
            <chart:data-point chart:repeated="25"/>
          </chart:series>
          <chart:series chart:label-cell-address="Feuille2.$G$1" chart:values-cell-range-address="Feuille2.$G$2:.$G$26" chart:class="chart:line" chart:attached-axis="primary-y" chart:style-name="G0S6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0062992125984pt" svg:width="410.1164566929134pt" chart:style-name="Crt0">
        <chart:legend chart:legend-position="end" chart:legend-align="center" chart:style-name="Lgnd"/>
        <chart:plot-area svg:x="8.191574803149606pt" svg:y="4.138031496062992pt" svg:width="321.9651181102362pt" svg:height="195.59220472440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Feuille2.$H$1" chart:values-cell-range-address="Feuille2.$H$2:.$H$26" chart:class="chart:line" chart:attached-axis="primary-y" chart:style-name="G0S0">
            <chart:data-point chart:repeated="25"/>
          </chart:series>
          <chart:series chart:label-cell-address="Feuille2.$I$1" chart:values-cell-range-address="Feuille2.$I$2:.$I$26" chart:class="chart:line" chart:attached-axis="primary-y" chart:style-name="G0S1">
            <chart:data-point chart:repeated="25"/>
          </chart:series>
          <chart:series chart:label-cell-address="Feuille2.$J$1" chart:values-cell-range-address="Feuille2.$J$2:.$J$26" chart:class="chart:line" chart:attached-axis="primary-y" chart:style-name="G0S2"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